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3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4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text-properties style:font-name="Arial" style:font-name-complex="Arial" fo:color="#FFC000" fo:font-size="12pt" style:font-size-asian="12pt" style:font-size-complex="12pt" fo:language="en" fo:country="US"/>
    </style:style>
    <style:style style:name="P8" style:parent-style-name="Normal" style:family="paragraph">
      <style:text-properties style:font-name="Arial" style:font-name-complex="Arial" fo:color="#FFC000" fo:font-size="12pt" style:font-size-asian="12pt" style:font-size-complex="12pt" fo:language="en" fo:country="US"/>
    </style:style>
    <style:style style:name="P9" style:parent-style-name="Normal" style:family="paragraph">
      <style:text-properties style:font-name="Arial" style:font-name-complex="Arial" fo:color="#FFC000" fo:font-size="12pt" style:font-size-asian="12pt" style:font-size-complex="12pt" fo:language="en" fo:country="US"/>
    </style:style>
    <style:style style:name="P10" style:parent-style-name="Normal" style:family="paragraph">
      <style:text-properties style:font-name="Arial" style:font-name-complex="Arial" fo:color="#FFC000" fo:font-size="12pt" style:font-size-asian="12pt" style:font-size-complex="12pt" fo:language="en" fo:country="US"/>
    </style:style>
    <style:style style:name="T11" style:parent-style-name="Policepardéfaut" style:family="text">
      <style:text-properties style:font-name="Arial" style:font-name-complex="Arial" fo:font-size="12pt" style:font-size-asian="12pt" style:font-size-complex="12pt" fo:background-color="#00FFFF" fo:language="en" fo:country="US"/>
    </style:style>
    <style:style style:name="T12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4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5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6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7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18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9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20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2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5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7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28" style:parent-style-name="Policepardéfaut" style:family="text">
      <style:text-properties style:font-name="Arial" style:font-name-complex="Arial" fo:font-size="12pt" style:font-size-asian="12pt" style:font-size-complex="12pt" fo:background-color="#00FF00" fo:language="en" fo:country="US"/>
    </style:style>
    <style:style style:name="T29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30" style:parent-style-name="Policepardéfaut" style:family="text">
      <style:text-properties style:font-name="Arial" style:font-name-complex="Arial" fo:color="#ED7D31" fo:font-size="12pt" style:font-size-asian="12pt" style:font-size-complex="12pt" fo:background-color="#00FFFF" fo:language="en" fo:country="US"/>
    </style:style>
    <style:style style:name="P31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32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complex="Arial" fo:color="#5B9BD5" fo:font-size="12pt" style:font-size-asian="12pt" style:font-size-complex="12pt" fo:language="en" fo:country="US"/>
    </style:style>
    <style:style style:name="P33" style:parent-style-name="Normal" style:family="paragraph">
      <style:text-properties style:font-name="Arial" style:font-name-complex="Arial" fo:color="#5B9BD5" fo:font-size="12pt" style:font-size-asian="12pt" style:font-size-complex="12pt" fo:language="en" fo:country="US"/>
    </style:style>
    <style:style style:name="P34" style:parent-style-name="Normal" style:family="paragraph">
      <style:text-properties style:font-name="Arial" style:font-name-complex="Arial" fo:color="#5B9BD5" fo:font-size="12pt" style:font-size-asian="12pt" style:font-size-complex="12pt" fo:language="en" fo:country="US"/>
    </style:style>
    <style:style style:name="T35" style:parent-style-name="Policepardéfaut" style:family="text">
      <style:text-properties style:font-name="Arial" style:font-name-complex="Arial" fo:color="#ED7D31" fo:font-size="12pt" style:font-size-asian="12pt" style:font-size-complex="12pt" fo:language="en" fo:country="US"/>
    </style:style>
    <style:style style:name="T36" style:parent-style-name="Policepardéfaut" style:family="text">
      <style:text-properties style:font-name="Arial" style:font-name-complex="Arial" fo:color="#ED7D31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color="#ED7D31" fo:font-size="12pt" style:font-size-asian="12pt" style:font-size-complex="12pt"/>
    </style:style>
    <style:style style:name="T38" style:parent-style-name="Policepardéfaut" style:family="text">
      <style:text-properties style:font-name="Arial" style:font-name-complex="Arial" fo:color="#ED7D31" fo:font-size="12pt" style:font-size-asian="12pt" style:font-size-complex="12pt"/>
    </style:style>
    <style:style style:name="T39" style:parent-style-name="Policepardéfaut" style:family="text">
      <style:text-properties style:font-name="Arial" style:font-name-complex="Arial" fo:color="#ED7D31" fo:font-size="12pt" style:font-size-asian="12pt" style:font-size-complex="12pt" fo:background-color="#00FFFF"/>
    </style:style>
    <style:style style:name="T4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1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46" style:parent-style-name="Policepardéfaut" style:family="text">
      <style:text-properties style:font-name="Arial" style:font-name-complex="Arial" fo:font-size="10pt" style:font-size-asian="10pt" style:font-size-complex="10pt" fo:background-color="#00FFFF" fo:language="en" fo:country="US"/>
    </style:style>
    <style:style style:name="T47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48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49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50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51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52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53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54" style:parent-style-name="Normal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T55" style:parent-style-name="Policepardéfaut" style:family="text">
      <style:text-properties style:font-name="Arial" style:font-name-complex="Arial" fo:font-size="12pt" style:font-size-asian="12pt" style:font-size-complex="12pt" fo:background-color="#00FFFF"/>
    </style:style>
    <style:style style:name="P5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6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61" style:parent-style-name="Paragraphedeliste" style:list-style-name="LFO2" style:family="paragraph">
      <style:text-properties style:font-name="Arial" style:font-name-complex="Arial" fo:font-size="12pt" style:font-size-asian="12pt" style:font-size-complex="12pt" fo:language="en" fo:country="US"/>
    </style:style>
    <style:style style:name="P62" style:parent-style-name="Paragraphedeliste" style:list-style-name="LFO2" style:family="paragraph">
      <style:text-properties style:font-name="Arial" style:font-name-complex="Arial" fo:font-size="12pt" style:font-size-asian="12pt" style:font-size-complex="12pt" fo:language="en" fo:country="US"/>
    </style:style>
    <style:style style:name="P63" style:parent-style-name="Paragraphedeliste" style:family="paragraph">
      <style:text-properties style:font-name="Arial" style:font-name-complex="Arial" fo:font-size="12pt" style:font-size-asian="12pt" style:font-size-complex="12pt" fo:language="en" fo:country="US"/>
    </style:style>
    <style:style style:name="P64" style:parent-style-name="Paragraphedeliste" style:family="paragraph">
      <style:text-properties style:font-name="Arial" style:font-name-complex="Arial" fo:font-size="12pt" style:font-size-asian="12pt" style:font-size-complex="12pt" fo:language="en" fo:country="US"/>
    </style:style>
    <style:style style:name="T6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00FFFF" fo:language="en" fo:country="US"/>
    </style:style>
    <style:style style:name="P6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67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68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69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70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71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72" style:parent-style-name="Paragraphedeliste" style:list-style-name="LFO3" style:family="paragraph">
      <style:text-properties style:font-name="Arial" style:font-name-complex="Arial" fo:font-size="12pt" style:font-size-asian="12pt" style:font-size-complex="12pt" fo:language="en" fo:country="US"/>
    </style:style>
    <style:style style:name="T73" style:parent-style-name="Policepardéfaut" style:family="text">
      <style:text-properties style:font-name="Arial" style:font-name-complex="Arial" fo:color="#ED7D31" fo:font-size="12pt" style:font-size-asian="12pt" style:font-size-complex="12pt" fo:background-color="#00FFFF" fo:language="en" fo:country="US"/>
    </style:style>
    <style:style style:name="P74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75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76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78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T79" style:parent-style-name="Policepardéfaut" style:family="text">
      <style:text-properties style:font-name="Arial" style:font-name-complex="Arial" fo:font-weight="bold" style:font-weight-asian="bold" style:font-weight-complex="bold" fo:color="#ED7D31" fo:font-size="10pt" style:font-size-asian="10pt" style:font-size-complex="10pt" fo:background-color="#00FFFF" fo:language="en" fo:country="US"/>
    </style:style>
    <style:style style:name="P80" style:parent-style-name="Normal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1" style:parent-style-name="Normal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2" style:parent-style-name="Normal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3" style:parent-style-name="Normal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4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5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8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hyphenate="true"/>
    </style:style>
    <style:style style:name="P87" style:parent-style-name="Paragraphedeliste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88" style:parent-style-name="Paragraphedeliste" style:family="paragraph">
      <style:paragraph-properties style:vertical-align="auto" fo:margin-top="0.0694in" fo:margin-bottom="0.0694in" fo:line-height="100%" fo:margin-left="0.4923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8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9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9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9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9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9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9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9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9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9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9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00" style:parent-style-name="Policepardéfaut" style:family="text">
      <style:text-properties style:font-name="Arial" style:font-name-asian="Times New Roman" style:font-name-complex="Arial" fo:color="#000000" fo:font-size="10pt" style:font-size-asian="10pt" style:font-size-complex="10pt" fo:background-color="#00FFFF" fo:language="en" fo:country="US"/>
    </style:style>
    <style:style style:name="P101" style:parent-style-name="Normal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102" style:parent-style-name="Normal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103" style:parent-style-name="Normal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104" style:parent-style-name="Normal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105" style:parent-style-name="Normal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0pt" style:font-size-asian="10pt" style:font-size-complex="10pt" fo:hyphenate="true"/>
    </style:style>
    <style:style style:name="P106" style:parent-style-name="Paragraphedeliste" style:list-style-name="LFO4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hyphenate="true"/>
    </style:style>
    <style:style style:name="P10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0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0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1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1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1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/>
    </style:style>
    <style:style style:name="P11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hyphenate="true"/>
    </style:style>
    <style:style style:name="P11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hyphenate="true"/>
    </style:style>
    <style:style style:name="P11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1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1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/>
    </style:style>
    <style:style style:name="P11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hyphenate="true"/>
    </style:style>
    <style:style style:name="P11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2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background-color="#00FFFF"/>
    </style:style>
    <style:style style:name="T12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/>
    </style:style>
    <style:style style:name="T12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23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P124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P125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P126" style:parent-style-name="Normal" style:list-style-name="LFO6" style:family="paragraph">
      <style:paragraph-properties style:vertical-align="auto"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P12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P128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hyphenate="true"/>
    </style:style>
    <style:style style:name="P12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hyphenate="true"/>
    </style:style>
    <style:style style:name="P130" style:parent-style-name="Paragraphedeliste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background-color="#00FFFF" fo:hyphenate="true"/>
    </style:style>
    <style:style style:name="P13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32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3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35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fo:language="en" fo:country="US"/>
    </style:style>
    <style:style style:name="P136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37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38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ED7D31" fo:font-size="12pt" style:font-size-asian="12pt" style:font-size-complex="12pt" fo:language="en" fo:country="US" fo:hyphenate="true"/>
    </style:style>
    <style:style style:name="P13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4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4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42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44546A" fo:font-size="12pt" style:font-size-asian="12pt" style:font-size-complex="12pt" fo:language="en" fo:country="US" fo:hyphenate="true"/>
    </style:style>
    <style:style style:name="P14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14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4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14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48" style:parent-style-name="Policepardéfaut" style:family="text">
      <style:text-properties style:font-name="Arial" style:font-name-asian="Times New Roman" style:font-name-complex="Arial" fo:color="#FFC000" fo:font-size="12pt" style:font-size-asian="12pt" style:font-size-complex="12pt" fo:language="en" fo:country="US"/>
    </style:style>
    <style:style style:name="T14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5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5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15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15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5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15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58" style:parent-style-name="Policepardéfaut" style:family="text">
      <style:text-properties style:font-name="Arial" style:font-name-asian="Times New Roman" style:font-name-complex="Arial" fo:color="#FFC000" fo:font-size="12pt" style:font-size-asian="12pt" style:font-size-complex="12pt" fo:language="en" fo:country="US"/>
    </style:style>
    <style:style style:name="T15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6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6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16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63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64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6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00" fo:language="en" fo:country="US"/>
    </style:style>
    <style:style style:name="T167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168" style:parent-style-name="num-comment" style:family="text">
      <style:text-properties fo:color="#FF0000" fo:font-size="13.5pt" style:font-size-asian="13.5pt" style:font-size-complex="13.5pt" fo:language="en" fo:country="US"/>
    </style:style>
    <style:style style:name="T169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170" style:parent-style-name="price" style:family="text">
      <style:text-properties fo:color="#0000FF" fo:font-size="13.5pt" style:font-size-asian="13.5pt" style:font-size-complex="13.5pt" fo:language="en" fo:country="US"/>
    </style:style>
    <style:style style:name="P17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172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7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75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1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7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17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8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18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83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18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18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8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18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18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9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9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3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19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P195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hyphenate="true"/>
    </style:style>
    <style:style style:name="P196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97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98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199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00" style:parent-style-name="Paragraphedeliste" style:list-style-name="LFO5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01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02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fo:hyphenate="true"/>
    </style:style>
    <style:style style:name="T20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04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language="en" fo:country="US"/>
    </style:style>
    <style:style style:name="T20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language="en" fo:country="US"/>
    </style:style>
    <style:style style:name="P206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FF0000" fo:font-size="12pt" style:font-size-asian="12pt" style:font-size-complex="12pt" fo:language="en" fo:country="US" fo:hyphenate="true"/>
    </style:style>
    <style:style style:name="P207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08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09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10" style:parent-style-name="Paragraphedeliste" style:family="paragraph">
      <style:paragraph-properties style:vertical-align="auto" fo:margin-top="0.0694in" fo:margin-bottom="0.0694in" fo:line-height="100%" fo:margin-left="0in" fo:text-indent="0.3937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12" style:parent-style-name="Normal" style:family="paragraph">
      <style:paragraph-properties style:vertical-align="auto" fo:margin-top="0.0694in" fo:margin-bottom="0.0694in" fo:line-height="100%" fo:text-indent="0.4916in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1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21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00" fo:language="en" fo:country="US"/>
    </style:style>
    <style:style style:name="T21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1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FF" fo:language="en" fo:country="US"/>
    </style:style>
    <style:style style:name="T22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00" fo:language="en" fo:country="US"/>
    </style:style>
    <style:style style:name="T22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2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00" fo:language="en" fo:country="US"/>
    </style:style>
    <style:style style:name="T22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2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00FF00" fo:language="en" fo:country="US"/>
    </style:style>
    <style:style style:name="T22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3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32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33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34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35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36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37" style:parent-style-name="Paragraphedeliste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38" style:parent-style-name="Paragraphedeliste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39" style:parent-style-name="Paragraphedeliste" style:family="paragraph">
      <style:paragraph-properties style:vertical-align="auto" fo:margin-top="0.0694in" fo:margin-bottom="0.0694in" fo:line-height="100%" fo:margin-left="1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40" style:parent-style-name="Paragraphedeliste" style:family="paragraph">
      <style:paragraph-properties style:vertical-align="auto" fo:margin-top="0.0694in" fo:margin-bottom="0.0694in" fo:line-height="100%" fo:margin-left="1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41" style:parent-style-name="Paragraphedeliste" style:family="paragraph">
      <style:paragraph-properties style:vertical-align="auto" fo:margin-top="0.0694in" fo:margin-bottom="0.0694in" fo:line-height="100%" fo:margin-left="1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42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43" style:parent-style-name="Paragraphedeliste" style:family="paragraph">
      <style:paragraph-properties style:vertical-align="auto" fo:margin-top="0.0694in" fo:margin-bottom="0.0694in" fo:line-height="100%" fo:margin-left="1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44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45" style:parent-style-name="Paragraphedeliste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 fo:hyphenate="true"/>
    </style:style>
    <style:style style:name="P246" style:parent-style-name="Paragraphedeliste" style:list-style-name="LFO5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 fo:hyphenate="true"/>
    </style:style>
    <style:style style:name="P247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 fo:hyphenate="true"/>
    </style:style>
    <style:style style:name="P248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5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5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5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5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5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5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6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6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6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63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6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65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66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67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68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69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70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71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fo:hyphenate="true"/>
    </style:style>
    <style:style style:name="T272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73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fo:language="en" fo:country="US"/>
    </style:style>
    <style:style style:name="P274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75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76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fo:hyphenate="true"/>
    </style:style>
    <style:style style:name="T27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7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7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80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fo:hyphenate="true"/>
    </style:style>
    <style:style style:name="T28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82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fo:language="en" fo:country="US"/>
    </style:style>
    <style:style style:name="P283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84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fo:hyphenate="true"/>
    </style:style>
    <style:style style:name="T285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86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87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88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8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T29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background-color="#FFFF00" fo:language="en" fo:country="US"/>
    </style:style>
    <style:style style:name="T29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fo:language="en" fo:country="US"/>
    </style:style>
    <style:style style:name="P292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3" style:parent-style-name="Paragraphedeliste" style:family="paragraph">
      <style:paragraph-properties style:vertical-align="auto" fo:margin-top="0.0694in" fo:margin-bottom="0.0694in" fo:line-height="100%" fo:margin-left="0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4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fo:language="en" fo:country="US" fo:hyphenate="true"/>
    </style:style>
    <style:style style:name="P295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6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fo:language="en" fo:country="US" fo:hyphenate="true"/>
    </style:style>
    <style:style style:name="P299" style:parent-style-name="Normal" style:family="paragraph">
      <style:text-properties style:font-name="Arial" style:font-name-complex="Arial" fo:color="#ED7D31" fo:font-size="12pt" style:font-size-asian="12pt" style:font-size-complex="12pt" fo:language="en" fo:country="US"/>
    </style:style>
    <style:style style:name="P300" style:parent-style-name="Paragraphedeliste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</office:automatic-styles>
  <office:body>
    <office:text text:use-soft-page-breaks="true">
      <text:p text:style-name="P1">2.14 Thẻ định nghĩa danh sách không có thứ tự</text:p>
      <text:p text:style-name="Normal"><text:span text:style-name="T2">Tác dụng: Hiển thị nội dung dạng danh sách, có cấu trúc lặp đi lặp lại như:<text:s/></text:span><text:span text:style-name="T3">Menu, danh sách bài viết, danh sách sản phẩm</text:span><text:span text:style-name="T4"><text:s/></text:span></text:p>
      <text:p text:style-name="Normal"><text:span text:style-name="T5">Bài tập một: tạo các danh sách có các nút khác nhau</text:span></text:p>
      <text:p text:style-name="P6">Một số type:<text:s/></text:p>
      <text:p text:style-name="P7">Disc</text:p>
      <text:p text:style-name="P8">Square</text:p>
      <text:p text:style-name="P9">Circle</text:p>
      <text:p text:style-name="P10">None</text:p>
      <text:p text:style-name="Normal"><text:span text:style-name="T11">Ul&gt;li*4</text:span></text:p>
      <text:p text:style-name="Normal"><text:span text:style-name="T12">&lt;ul</text:span><text:span text:style-name="T13">&gt;</text:span><text:span text:style-name="T14"><text:tab/></text:span><text:span text:style-name="T15"><text:tab/><text:s text:c="2"/>: dạng nút tròn</text:span></text:p>
      <text:p text:style-name="Normal"><text:span text:style-name="T16"><text:s/></text:span><text:span text:style-name="T17">&lt;ul type="square"&gt;:<text:s/></text:span><text:span text:style-name="T18">dạng nút vuông</text:span></text:p>
      <text:p text:style-name="Normal"><text:span text:style-name="T19">&lt;ul type="circle"&gt;:<text:s/></text:span><text:span text:style-name="T20">dạng nút tròn lòng trắng</text:span></text:p>
      <text:p text:style-name="Normal"><text:span text:style-name="T21"><text:s/></text:span><text:span text:style-name="T22">&lt;ul type="none"&gt;:<text:s/></text:span><text:span text:style-name="T23">ko có gì cả</text:span></text:p>
      <text:p text:style-name="Normal"><text:span text:style-name="T24">Bài tập 2:</text:span><text:span text:style-name="T25"><text:s/></text:span><text:span text:style-name="T26">tạo danh sách đa cấp</text:span></text:p>
      <text:p text:style-name="Normal"><text:span text:style-name="T27"><text:s text:c="4"/></text:span><text:span text:style-name="T28">&lt;li&gt;List Item 1&lt;/li&gt;</text:span></text:p>
      <text:p text:style-name="Normal"><text:span text:style-name="T29"><text:s text:c="8"/></text:span><text:span text:style-name="T30">&lt;ul&gt;</text:span></text:p>
      <text:p text:style-name="P31"><text:s text:c="12"/>&lt;li&gt;Item 1.1&lt;/li&gt;</text:p>
      <text:p text:style-name="P32">&lt;ul&gt;</text:p>
      <text:p text:style-name="P33"><text:s text:c="16"/><text:tab/>&lt;li&gt;Item 1.1.1&lt;/li&gt;</text:p>
      <text:p text:style-name="P34"><text:s text:c="12"/><text:tab/><text:tab/>&lt;/ul&gt;</text:p>
      <text:p text:style-name="Normal"><text:span text:style-name="T35"><text:s text:c="12"/></text:span><text:span text:style-name="T36">&lt;li&gt;Item 1.2&lt;/li&gt;</text:span></text:p>
      <text:p text:style-name="P37"><text:s text:c="12"/>&lt;li&gt;Item 1.3&lt;/li&gt;</text:p>
      <text:p text:style-name="Normal"><text:span text:style-name="T38"><text:s text:c="8"/></text:span><text:span text:style-name="T39">&lt;/ul&gt;</text:span></text:p>
      <text:p text:style-name="Normal"><text:span text:style-name="T40"><text:s text:c="4"/></text:span><text:span text:style-name="T41">&lt;li&gt;List Item 2&lt;/li&gt;</text:span></text:p>
      <text:p text:style-name="P42"><text:s text:c="4"/>&lt;li&gt;List Item 3&lt;/li&gt;</text:p>
      <text:p text:style-name="P43"><text:s text:c="4"/>&lt;li&gt;List Item 4&lt;/li&gt;</text:p>
      <text:p text:style-name="P44"><text:s text:c="3"/>&lt;/ul&gt;</text:p>
      <text:p text:style-name="P45"><text:span text:style-name="T46">Output:</text:span><text:span text:style-name="T47"><text:s/></text:span></text:p>
      <text:list text:style-name="LFO1" text:continue-numbering="true">
        <text:list-item>
          <text:p text:style-name="P48">List Item 1</text:p>
          <text:list text:continue-numbering="true">
            <text:list-item>
              <text:p text:style-name="P49">Item 1.1</text:p>
              <text:list text:continue-numbering="true">
                <text:list-item>
                  <text:p text:style-name="P50">Item 1.1.1</text:p>
                </text:list-item>
              </text:list>
            </text:list-item>
            <text:list-item>
              <text:p text:style-name="P51">Item 1.2</text:p>
            </text:list-item>
            <text:list-item>
              <text:p text:style-name="P52">Item 1.3</text:p>
            </text:list-item>
          </text:list>
        </text:list-item>
        <text:list-item>
          <text:p text:style-name="P53">List Item 2</text:p>
        </text:list-item>
        <text:list-item>
          <text:p text:style-name="P54">List Item 3</text:p>
        </text:list-item>
      </text:list>
      <text:p text:style-name="Normal"><text:span text:style-name="T55">+ Trong &lt;li&gt; có thể chèn bất kì cái gì vào</text:span></text:p>
      <text:p text:style-name="P56">Bài tập ba: Chèn hình ảnh trong &lt;li&gt;</text:p>
      <text:p text:style-name="P57">&lt;li&gt;</text:p>
      <text:p text:style-name="P58"><text:s text:c="8"/>&lt;img src="./Hoahau.jpg" alt="ảnh hoa hậu"&gt;</text:p>
      <text:p text:style-name="P59"><text:s/>&lt;/li&gt;</text:p>
      <text:p text:style-name="P60">2.4 Thẻ danh sách có thứ tự:</text:p>
      <text:list text:style-name="LFO2" text:continue-numbering="true">
        <text:list-item>
          <text:p text:style-name="P61">Tác dụng Hiển thị nội dung sách hiển thị có thứ tự</text:p>
        </text:list-item>
        <text:list-item>
          <text:p text:style-name="P62">Như đề mục từng phần trong một nội dung</text:p>
        </text:list-item>
      </text:list>
      <text:p text:style-name="P63">Type: a,A,I,’I’,1(mặc định)</text:p>
      <text:p text:style-name="P64"/>
      <text:p text:style-name="Paragraphedeliste"><text:span text:style-name="T65">ol&gt;li*4</text:span></text:p>
      <text:p text:style-name="P66">Bài tập 1: tạo các danh sách có các nút khác nhau</text:p>
      <text:p text:style-name="P67">&lt;ol&gt;</text:p>
      <text:p text:style-name="P68">&lt;ol type="A"&gt;</text:p>
      <text:p text:style-name="P69">&lt;ol type="a"&gt;</text:p>
      <text:p text:style-name="P70">&lt;ol type="i"&gt;</text:p>
      <text:p text:style-name="P71">&lt;ol type="I"&gt;</text:p>
      <text:list text:style-name="LFO3" text:continue-numbering="true">
        <text:list-item>
          <text:p text:style-name="P72">Danh sách kiểu bắt đầu mà 1,2,3… nhưng bắt đầu từ số 2</text:p>
        </text:list-item>
      </text:list>
      <text:p text:style-name="Normal"><text:span text:style-name="T73">&lt;ol type="1" start="2"&gt;</text:span></text:p>
      <text:p text:style-name="P74"><text:s text:c="4"/>&lt;li&gt;item1&lt;/li&gt;</text:p>
      <text:p text:style-name="P75"><text:s text:c="4"/>&lt;li&gt;item2&lt;/li&gt;</text:p>
      <text:p text:style-name="P76"><text:s text:c="4"/>&lt;li&gt;item3&lt;/li&gt;</text:p>
      <text:p text:style-name="P77"><text:s text:c="4"/>&lt;li&gt;item4&lt;/li&gt;</text:p>
      <text:p text:style-name="P78"><text:s text:c="2"/>&lt;/ol&gt;</text:p>
      <text:p text:style-name="Normal"><text:span text:style-name="T79">Output:</text:span></text:p>
      <text:list text:style-name="LFO4" text:continue-numbering="true">
        <text:list-item>
          <text:p text:style-name="P80">item1</text:p>
        </text:list-item>
        <text:list-item>
          <text:p text:style-name="P81">item2</text:p>
        </text:list-item>
        <text:list-item>
          <text:p text:style-name="P82">item3</text:p>
        </text:list-item>
        <text:list-item>
          <text:p text:style-name="P83">item4</text:p>
        </text:list-item>
      </text:list>
      <text:p text:style-name="P84"/>
      <text:p text:style-name="P85"/>
      <text:p text:style-name="P86">Bài 2 : tạo danh sách có các cấp</text:p>
      <text:list text:style-name="LFO4" text:continue-numbering="true">
        <text:list-item>
          <text:list>
            <text:list-item>
              <text:p text:style-name="P87">danh sách con có loại ol và dạng a,b,c..</text:p>
            </text:list-item>
          </text:list>
        </text:list-item>
      </text:list>
      <text:p text:style-name="P88">&lt;ol&gt;</text:p>
      <text:p text:style-name="P89">&lt;li&gt;item1&lt;/li&gt;</text:p>
      <text:p text:style-name="P90"><text:span text:style-name="T91"><text:s text:c="8"/></text:span><text:span text:style-name="T92">&lt;ol type="a"&gt;</text:span></text:p>
      <text:p text:style-name="P93"><text:s text:c="12"/>&lt;li&gt;item1.1&lt;/li&gt;</text:p>
      <text:p text:style-name="P94"><text:s text:c="12"/>&lt;li&gt;item1.2&lt;/li&gt;</text:p>
      <text:p text:style-name="P95"><text:span text:style-name="T96"><text:s text:c="8"/></text:span><text:span text:style-name="T97">&lt;/ol&gt;</text:span></text:p>
      <text:p text:style-name="P98"><text:s text:c="4"/>&lt;li&gt;item2&lt;/li&gt;</text:p>
      <text:p text:style-name="P99"><text:span text:style-name="T100">Output</text:span></text:p>
      <text:list text:style-name="LFO5" text:continue-numbering="true">
        <text:list-item>
          <text:p text:style-name="P101">item1</text:p>
          <text:list text:continue-numbering="true">
            <text:list-item>
              <text:p text:style-name="P102">item1.1</text:p>
            </text:list-item>
            <text:list-item>
              <text:p text:style-name="P103">item1.2</text:p>
            </text:list-item>
          </text:list>
        </text:list-item>
        <text:list-item>
          <text:p text:style-name="P104">item2</text:p>
        </text:list-item>
        <text:list-item>
          <text:p text:style-name="P105">item3</text:p>
        </text:list-item>
      </text:list>
      <text:list text:style-name="LFO4" text:continue-numbering="true">
        <text:list-item>
          <text:list>
            <text:list-item>
              <text:p text:style-name="P106">danh sách con có loại ul và dấu tròn</text:p>
            </text:list-item>
          </text:list>
        </text:list-item>
      </text:list>
      <text:p text:style-name="P107"><text:span text:style-name="T108">&lt;ol type="A"&gt;</text:span></text:p>
      <text:p text:style-name="P109"><text:s text:c="4"/>&lt;li&gt;item1&lt;/li&gt;</text:p>
      <text:p text:style-name="P110"><text:span text:style-name="T111"><text:s text:c="8"/></text:span><text:span text:style-name="T112">&lt;ul type="cicrle"&gt;</text:span></text:p>
      <text:p text:style-name="P113"><text:s text:c="12"/>&lt;li&gt;item 1.1&lt;/li&gt;</text:p>
      <text:p text:style-name="P114"><text:s text:c="12"/>&lt;li&gt;item 1.2&lt;/li&gt;</text:p>
      <text:p text:style-name="P115"><text:span text:style-name="T116"><text:s text:c="8"/></text:span><text:span text:style-name="T117">&lt;/ul&gt;</text:span></text:p>
      <text:p text:style-name="P118"><text:s text:c="4"/>&lt;li&gt;item2&lt;/li&gt;</text:p>
      <text:p text:style-name="P119"><text:span text:style-name="T120">Output</text:span><text:span text:style-name="T121"> </text:span><text:span text:style-name="T122">:</text:span></text:p>
      <text:list text:style-name="LFO6" text:continue-numbering="true">
        <text:list-item>
          <text:p text:style-name="P123">item1</text:p>
          <text:list text:continue-numbering="true">
            <text:list-item>
              <text:p text:style-name="P124">item 1.1</text:p>
            </text:list-item>
            <text:list-item>
              <text:p text:style-name="P125">item 1.2</text:p>
            </text:list-item>
          </text:list>
        </text:list-item>
        <text:list-item>
          <text:p text:style-name="P126">item2</text:p>
        </text:list-item>
      </text:list>
      <text:p text:style-name="P127"/>
      <text:p text:style-name="P128">Bài 2.16 : Thẻ hiển thị thông tin phụ(số lượng, mô tả phụ)</text:p>
      <text:p text:style-name="P129">Tác dụng : dùng hiển thị thông tin phụ trên website như : Số lượng, Gía</text:p>
      <text:list text:style-name="LFO5" text:continue-numbering="true">
        <text:list-item>
          <text:list>
            <text:list-item>
              <text:list>
                <text:list-item>
                  <text:p text:style-name="P130">dựa vào đó mà style đc CSS</text:p>
                </text:list-item>
              </text:list>
            </text:list-item>
          </text:list>
        </text:list-item>
      </text:list>
      <text:p text:style-name="P131">&lt;body&gt;</text:p>
      <text:p text:style-name="P132"><text:s text:c="4"/>&lt;style&gt;</text:p>
      <text:p text:style-name="P133"><text:span text:style-name="T134"><text:s text:c="8"/></text:span><text:span text:style-name="T135">.num-comment{</text:span></text:p>
      <text:p text:style-name="P136"><text:s text:c="12"/>color: red;</text:p>
      <text:soft-page-break/>
      <text:p text:style-name="P137"><text:s text:c="8"/>}</text:p>
      <text:p text:style-name="P138"><text:s text:c="8"/>.price{</text:p>
      <text:p text:style-name="P139"><text:s text:c="12"/>color:blue;</text:p>
      <text:p text:style-name="P140"><text:s text:c="8"/>}</text:p>
      <text:p text:style-name="P141"><text:s text:c="4"/>&lt;/style&gt;</text:p>
      <text:p text:style-name="P142">&lt;h1&gt;Thẻ biểu diễn thông tin phụ&lt;/h1&gt;</text:p>
      <text:p text:style-name="P143"><text:span text:style-name="T144">&lt;p&gt;</text:span><text:span text:style-name="T145">Comment:<text:s/></text:span><text:span text:style-name="T146">&lt;span</text:span><text:span text:style-name="T147"><text:s/></text:span><text:span text:style-name="T148">class="num-comment</text:span><text:span text:style-name="T149">" &gt;</text:span><text:span text:style-name="T150">5</text:span><text:span text:style-name="T151">&lt;/span&gt;</text:span><text:span text:style-name="T152">&lt;/p&gt;</text:span></text:p>
      <text:p text:style-name="P153"><text:span text:style-name="T154">&lt;p&gt;</text:span><text:span text:style-name="T155">Gía:<text:s/></text:span><text:span text:style-name="T156">&lt;span</text:span><text:span text:style-name="T157"><text:s/></text:span><text:span text:style-name="T158">class="price"</text:span><text:span text:style-name="T159">&gt;</text:span><text:span text:style-name="T160">500</text:span><text:span text:style-name="T161">&lt;/span&gt;</text:span><text:span text:style-name="T162">&lt;/p&gt;</text:span></text:p>
      <text:p text:style-name="P163">&lt;/body&gt;</text:p>
      <text:p text:style-name="P164">&lt;/html&gt;</text:p>
      <text:p text:style-name="P165"><text:span text:style-name="T166">Output:</text:span></text:p>
      <text:p text:style-name="NormalWeb"><text:span text:style-name="T167">Comment: </text:span><text:span text:style-name="T168">5</text:span></text:p>
      <text:p text:style-name="NormalWeb"><text:span text:style-name="T169">Gía: </text:span><text:span text:style-name="T170">500</text:span></text:p>
      <text:p text:style-name="P171">2.17 Thẻ gạch ngang text (Gía cũ)<text:s/></text:p>
      <text:p text:style-name="P172">Tác dụng: Gạch ngang một đoạn text mà chúng ta muốn cho người dung biết nội dung đó không còn giá trị như cũ: GIÁ CŨ</text:p>
      <text:p text:style-name="P173"><text:span text:style-name="T174">&lt;del&gt;250.000&lt;/del&gt;</text:span></text:p>
      <text:p text:style-name="P175">2.18 Hiển thị nội dung dạng bảng trong HTML</text:p>
      <text:p text:style-name="P176"><text:span text:style-name="T177"><text:s text:c="4"/></text:span><text:span text:style-name="T178">&lt;table&gt;</text:span><text:span text:style-name="T179"><text:s/></text:span><text:span text:style-name="T180"><text:tab/>thẻ bao quanh bảng<text:s/></text:span></text:p>
      <text:p text:style-name="P181"><text:span text:style-name="T182"><text:s text:c="8"/></text:span><text:span text:style-name="T183">&lt;tr&gt;</text:span><text:span text:style-name="T184"><text:s/>định nghĩa dòng</text:span></text:p>
      <text:p text:style-name="P185"><text:span text:style-name="T186"><text:s text:c="12"/></text:span><text:span text:style-name="T187">&lt;td&gt;&lt;/td&gt;</text:span><text:span text:style-name="T188"><text:s/>định nghĩa từng phần tử của : 1 td là giá trị một ô</text:span></text:p>
      <text:p text:style-name="P189"><text:span text:style-name="T190"><text:s text:c="8"/></text:span><text:span text:style-name="T191">&lt;/tr&gt;</text:span></text:p>
      <text:p text:style-name="P192"><text:span text:style-name="T193"><text:s text:c="4"/></text:span><text:span text:style-name="T194">&lt;/table&gt;</text:span></text:p>
      <text:list text:style-name="LFO5" text:continue-numbering="true">
        <text:list-item>
          <text:list>
            <text:list-item>
              <text:list>
                <text:list-item>
                  <text:p text:style-name="P195">dung hiển thị dư liễu bảng như danh sách user, đơn hang, tính năng sản phẩm<text:s/></text:p>
                </text:list-item>
                <text:list-item>
                  <text:p text:style-name="P196">thuộc tính:</text:p>
                  <text:list text:continue-numbering="true">
                    <text:list-item>
                      <text:p text:style-name="P197"><text:s/>border: thiết lập border</text:p>
                    </text:list-item>
                    <text:list-item>
                      <text:p text:style-name="P198">Rowspan: hóm hang</text:p>
                    </text:list-item>
                    <text:list-item>
                      <text:p text:style-name="P199">Colspan: là nhóm cột</text:p>
                    </text:list-item>
                    <text:list-item>
                      <text:p text:style-name="P200">Thẻ mở rộng: thead, thbody, tfoot, thead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p text:style-name="P202"><text:span text:style-name="T203">&lt;table border="1"&gt;<text:s/></text:span><text:span text:style-name="T204"></text:span><text:span text:style-name="T205"><text:s/>BORDER của bảng</text:span></text:p>
      <text:p text:style-name="P206"><text:s text:c="8"/>&lt;tr&gt; 1 dòng có 3 thông tin sau:<text:s/></text:p>
      <text:p text:style-name="P207"><text:s text:c="12"/>&lt;td&gt;#&lt;/td&gt;</text:p>
      <text:p text:style-name="P208"><text:s text:c="12"/>&lt;td&gt;Tên sản phẩm&lt;/td&gt;</text:p>
      <text:p text:style-name="P209"><text:s text:c="12"/>&lt;td&gt;Giá Tiền&lt;/td&gt;</text:p>
      <text:p text:style-name="P210"><text:s text:c="8"/>&lt;/tr&gt;</text:p>
      <text:soft-page-break/>
      <text:p text:style-name="P211">2.19 form nhập dữ liệu form text, password</text:p>
      <text:p text:style-name="P212">&lt;form action=""&gt;&lt;/form&gt;</text:p>
      <text:p text:style-name="P213"><text:span text:style-name="T214"><text:s text:c="4"/>&lt;input<text:s/></text:span><text:span text:style-name="T215">type</text:span><text:span text:style-name="T216">="</text:span><text:span text:style-name="T217">text"</text:span><text:span text:style-name="T218"><text:s/></text:span><text:span text:style-name="T219">name</text:span><text:span text:style-name="T220">=""<text:s/></text:span><text:span text:style-name="T221">id</text:span><text:span text:style-name="T222">=""&gt;</text:span></text:p>
      <text:p text:style-name="P223"><text:span text:style-name="T224"><text:s text:c="4"/>&lt;input type</text:span><text:span text:style-name="T225">="password"</text:span><text:span text:style-name="T226"><text:s/>name=""<text:s/></text:span><text:span text:style-name="T227">id</text:span><text:span text:style-name="T228">=""&gt;</text:span></text:p>
      <text:p text:style-name="P229"><text:span text:style-name="T230">Tác dung</text:span><text:span text:style-name="T231">: tạo ô nhập dữ liệu text(1 dòng) và password</text:span></text:p>
      <text:p text:style-name="P232">Thuộc tính:<text:s/></text:p>
      <text:p text:style-name="P233">Lưu ý : để label và input type liên kết được với nhau thì ID với for phải cùng giá trị với nhau<text:s/></text:p>
      <text:p text:style-name="P234">Type: kiểu dữ liệu</text:p>
      <text:p text:style-name="P235">Name: tên của trường dữ liệu</text:p>
      <text:p text:style-name="P236">Value: giá trị của trường dữ liệu</text:p>
      <text:list text:style-name="LFO5" text:continue-numbering="true">
        <text:list-item>
          <text:list>
            <text:list-item>
              <text:list>
                <text:list-item>
                  <text:p text:style-name="P237">Name và value học ở php</text:p>
                </text:list-item>
                <text:list-item>
                  <text:p text:style-name="P238">Dữ liệu tên mà gì giá trị như thế nào</text:p>
                </text:list-item>
              </text:list>
            </text:list-item>
          </text:list>
        </text:list-item>
      </text:list>
      <text:p text:style-name="P239">&lt;form action=""&gt;&lt;/form&gt;</text:p>
      <text:p text:style-name="P240">&lt;input type="text" name="" id=""&gt;</text:p>
      <text:p text:style-name="P241">&lt;input type="password" name="" id=""&gt;</text:p>
      <text:p text:style-name="P242">20.20 Tạo tiêu đề phần tử form – auto focus</text:p>
      <text:p text:style-name="P243">Nghĩa là: lấy chuột rê vào chữ user thì sẽ tự động forcus vào hang input text bên dưới</text:p>
      <text:p text:style-name="P244">Tác dụng: sử dụng label để hiển thị tiêu đề của input, kết hợp tạo hiệu ứng auto focus vào input khi click vào label</text:p>
      <text:list text:style-name="LFO5" text:continue-numbering="true">
        <text:list-item>
          <text:list>
            <text:list-item>
              <text:list>
                <text:list-item>
                  <text:p text:style-name="P245">Phải có sự liên quan đến label và input để tạo liên kết</text:p>
                </text:list-item>
                <text:list-item>
                  <text:p text:style-name="P246">For và id phải giống nhau</text:p>
                </text:list-item>
              </text:list>
            </text:list-item>
          </text:list>
        </text:list-item>
      </text:list>
      <text:p text:style-name="P247"/>
      <text:p text:style-name="P248">&lt;form action=""&gt;&lt;/form&gt;</text:p>
      <text:p text:style-name="P249"><text:span text:style-name="T250"><text:s text:c="4"/>&lt;</text:span><text:span text:style-name="T251">label for="username"&gt;</text:span><text:span text:style-name="T252">User&lt;/label&gt;&lt;br&gt;</text:span></text:p>
      <text:p text:style-name="P253"><text:span text:style-name="T254"><text:s text:c="4"/>&lt;input type="text" name="username"<text:s/></text:span><text:span text:style-name="T255">id="username</text:span><text:span text:style-name="T256">" placeholder="Nhập user"&gt;&lt;br&gt;</text:span></text:p>
      <text:p text:style-name="P257"><text:span text:style-name="T258"><text:s text:c="4"/>&lt;</text:span><text:span text:style-name="T259">label for="password"&gt;</text:span><text:span text:style-name="T260">Pass&lt;/label&gt;&lt;br&gt;</text:span></text:p>
      <text:p text:style-name="P261"><text:span text:style-name="T262"><text:s text:c="4"/>&lt;input type="text" name="password"<text:s/></text:span><text:span text:style-name="T263">id="password</text:span><text:span text:style-name="T264">" placeholder="nhập pass"&gt;&lt;br&gt;</text:span></text:p>
      <text:p text:style-name="P265">21. Form nhập dữ liệu email-number</text:p>
      <text:p text:style-name="P266">Tác dụng: nhập liệu dữ liệu email, số lượng(số nguyên)</text:p>
      <text:p text:style-name="P267">Min=0</text:p>
      <text:p text:style-name="P268">Max=10</text:p>
      <text:p text:style-name="P269"/>
      <text:p text:style-name="P270">&lt;h1&gt;Email-Number&lt;/h1&gt;</text:p>
      <text:p text:style-name="P271"><text:span text:style-name="T272"><text:s text:c="4"/></text:span><text:span text:style-name="T273">&lt;!-- B1: tạo label email; input type email, <text:s/>--&gt;</text:span></text:p>
      <text:soft-page-break/>
      <text:p text:style-name="P274"><text:s text:c="4"/>&lt;form action=""&gt;</text:p>
      <text:p text:style-name="P275"><text:s text:c="8"/>&lt;label for="email"&gt;Email&lt;/label&gt;&lt;br&gt;</text:p>
      <text:p text:style-name="P276"><text:span text:style-name="T277"><text:s text:c="8"/>&lt;</text:span><text:span text:style-name="T278">input type="email"</text:span><text:span text:style-name="T279"><text:s/>name="email"&gt;&lt;br&gt;</text:span></text:p>
      <text:p text:style-name="P280"><text:span text:style-name="T281"><text:s text:c="8"/></text:span><text:span text:style-name="T282">&lt;!-- b2 tạo label số lượng, input type:number, name, xuất hiện từ 1 đến 10 thôi --&gt;</text:span></text:p>
      <text:p text:style-name="P283"><text:s text:c="8"/>&lt;label for="amount"&gt;Số lượng: &lt;/label&gt;&lt;br&gt;</text:p>
      <text:p text:style-name="P284"><text:span text:style-name="T285"><text:s text:c="8"/></text:span><text:span text:style-name="T286">&lt;input type="number"</text:span><text:span text:style-name="T287"><text:s/>name="amount"<text:s/></text:span><text:span text:style-name="T288">min="1"</text:span><text:span text:style-name="T289"><text:s/></text:span><text:span text:style-name="T290">max="10"&gt;&lt;</text:span><text:span text:style-name="T291">br&gt;</text:span></text:p>
      <text:p text:style-name="P292"><text:s text:c="4"/>&lt;/form&gt;</text:p>
      <text:p text:style-name="P293"/>
      <text:p text:style-name="P294">2.22 Form nhập liệu ngày tháng</text:p>
      <text:p text:style-name="P295">Nhập dữ liệu ngày tháng một cách tiện lợi qua cửa số ngày thang s</text:p>
      <text:p text:style-name="P296">Type=”date”;</text:p>
      <text:p text:style-name="P297"/>
      <text:p text:style-name="P298"/>
      <text:p text:style-name="P299"/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um-comment" style:display-name="num-comment" style:family="text" style:parent-style-name="Policepardéfaut"/>
    <style:style style:name="price" style:display-name="pri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3" style:family="text">
      <style:text-properties style:font-name="Wingdings" style:font-name-asian="Times New Roman" style:font-name-complex="Arial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ong ngo</meta:initial-creator>
    <dc:creator>Duong ngo</dc:creator>
    <meta:creation-date>2022-08-11T14:20:00Z</meta:creation-date>
    <dc:date>2022-08-24T08:10:00Z</dc:date>
    <meta:print-date>2022-08-11T15:21:00Z</meta:print-date>
    <meta:template xlink:href="Normal" xlink:type="simple"/>
    <meta:editing-cycles>1</meta:editing-cycles>
    <meta:editing-duration>PT250140S</meta:editing-duration>
    <meta:document-statistic meta:page-count="6" meta:paragraph-count="9" meta:word-count="753" meta:character-count="4889" meta:row-count="34" meta:non-whitespace-character-count="4145"/>
  </office:meta>
</office:document-meta>
</file>